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5aa" officeooo:paragraph-rsid="001985aa"/>
    </style:style>
    <style:style style:name="P2" style:family="paragraph" style:parent-style-name="Standard">
      <style:text-properties officeooo:rsid="001c9655" officeooo:paragraph-rsid="001c9655"/>
    </style:style>
    <style:style style:name="P3" style:family="paragraph" style:parent-style-name="Standard">
      <style:text-properties officeooo:rsid="001f7aed" officeooo:paragraph-rsid="001f7aed"/>
    </style:style>
    <style:style style:name="P4" style:family="paragraph" style:parent-style-name="Standard" style:list-style-name="L1">
      <style:text-properties officeooo:rsid="001c9655" officeooo:paragraph-rsid="001c9655"/>
    </style:style>
    <style:style style:name="P5" style:family="paragraph" style:parent-style-name="Standard" style:list-style-name="L2">
      <style:text-properties officeooo:rsid="001fb5d7" officeooo:paragraph-rsid="001fb5d7"/>
    </style:style>
    <style:style style:name="P6" style:family="paragraph" style:parent-style-name="Standard">
      <style:text-properties officeooo:rsid="0024f37a" officeooo:paragraph-rsid="0024f37a"/>
    </style:style>
    <style:style style:name="P7" style:family="paragraph" style:parent-style-name="Standard" style:list-style-name="L2">
      <style:text-properties officeooo:rsid="0024f37a" officeooo:paragraph-rsid="0024f37a"/>
    </style:style>
    <style:style style:name="P8" style:family="paragraph" style:parent-style-name="Standard">
      <style:text-properties officeooo:rsid="002dd4e0" officeooo:paragraph-rsid="002dd4e0"/>
    </style:style>
    <style:style style:name="P9" style:family="paragraph" style:parent-style-name="Standard" style:list-style-name="L2">
      <style:text-properties officeooo:rsid="002dd4e0" officeooo:paragraph-rsid="002dd4e0"/>
    </style:style>
    <style:style style:name="T1" style:family="text">
      <style:text-properties officeooo:rsid="001acf9a"/>
    </style:style>
    <style:style style:name="T2" style:family="text">
      <style:text-properties officeooo:rsid="00215ba4"/>
    </style:style>
    <style:style style:name="T3" style:family="text">
      <style:text-properties officeooo:rsid="0025eed3"/>
    </style:style>
    <style:style style:name="T4" style:family="text">
      <style:text-properties officeooo:rsid="00299b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CSS3 layout mode that provides an easy <text:span text:style-name="T1">and clean </text:span>way <text:span text:style-name="T1">to arrange/re-arrange items within a container.</text:span></text:p>
      <text:list xml:id="list8716565113941731046" text:style-name="L1">
        <text:list-item>
          <text:p text:style-name="P4">NO FLOATS!</text:p>
        </text:list-item>
        <text:list-item>
          <text:p text:style-name="P4">Responsive and mobile friendly</text:p>
        </text:list-item>
        <text:list-item>
          <text:p text:style-name="P4">Positioning child elements is MUCH easier</text:p>
        </text:list-item>
        <text:list-item>
          <text:p text:style-name="P4">Flex container’s margin do not collapse with the margins of its contents</text:p>
        </text:list-item>
        <text:list-item>
          <text:p text:style-name="P4">Order of elements can easily be changed without editing the source of HTML</text:p>
        </text:list-item>
      </text:list>
      <text:p text:style-name="P2"/>
      <text:p text:style-name="P3">Flexible box model concept</text:p>
      <text:list xml:id="list7812549695527817869" text:style-name="L2">
        <text:list-item>
          <text:p text:style-name="P5">The ability to alter item width and height to best fit in it<text:span text:style-name="T2">s containers available free space</text:span></text:p>
        </text:list-item>
        <text:list-item>
          <text:p text:style-name="P7">Flexbox is direction-agnostic. <text:span text:style-name="T4">Block model is vertically biased. Inline model is horizontaly biased.</text:span></text:p>
        </text:list-item>
        <text:list-item>
          <text:p text:style-name="P9">Built for small-scale layouts while the upcoming “Grid” specification is for more large scale</text:p>
        </text:list-item>
      </text:list>
      <text:p text:style-name="P8"/>
      <text:p text:style-name="P8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3:16:05.093661203</meta:creation-date>
    <meta:generator>LibreOffice/5.1.6.2$Linux_X86_64 LibreOffice_project/10m0$Build-2</meta:generator>
    <dc:date>2017-11-06T23:28:10.085990148</dc:date>
    <meta:editing-duration>PT11M16S</meta:editing-duration>
    <meta:editing-cycles>14</meta:editing-cycles>
    <meta:document-statistic meta:table-count="0" meta:image-count="0" meta:object-count="0" meta:page-count="1" meta:paragraph-count="10" meta:word-count="110" meta:character-count="649" meta:non-whitespace-character-count="557"/>
  </office:meta>
</office:document-meta>
</file>